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T5" style:parent-style-name="Absatz-Standardschriftart" style:family="text">
      <style:text-properties style:font-name="Calibri Light" style:font-name-complex="Calibri Light" fo:font-size="12pt" style:font-size-asian="12pt" style:font-size-complex="12pt"/>
    </style:style>
    <style:style style:name="T6" style:parent-style-name="Absatz-Standardschriftart" style:family="text">
      <style:text-properties style:font-name="Calibri Light" style:font-name-complex="Calibri Light" fo:color="#000000" fo:font-size="12pt" style:font-size-asian="12pt" style:font-size-complex="12pt" fo:background-color="#FFFFFF"/>
    </style:style>
    <style:style style:name="P7" style:parent-style-name="Standard" style:family="paragraph">
      <style:text-properties style:font-name="Calibri Light" style:font-name-complex="Calibri Light" fo:font-size="12pt" style:font-size-asian="12pt" style:font-size-complex="12pt"/>
    </style:style>
    <style:style style:name="P8" style:parent-style-name="Standard" style:family="paragraph">
      <style:text-properties style:font-name="Calibri Light" style:font-name-complex="Calibri Light" fo:font-size="12pt" style:font-size-asian="12pt" style:font-size-complex="12pt"/>
    </style:style>
    <style:style style:name="P9" style:parent-style-name="Standard" style:family="paragraph">
      <style:text-properties style:font-name="Calibri Light" style:font-name-complex="Calibri Light" fo:font-size="12pt" style:font-size-asian="12pt" style:font-size-complex="12pt"/>
    </style:style>
    <style:style style:name="P10" style:parent-style-name="Standard" style:family="paragraph">
      <style:text-properties style:font-name="Calibri Light" style:font-name-complex="Calibri Light" fo:font-size="12pt" style:font-size-asian="12pt" style:font-size-complex="12pt"/>
    </style:style>
    <style:style style:name="P11" style:parent-style-name="Standard" style:family="paragraph">
      <style:text-properties style:font-name="Calibri Light" style:font-name-complex="Calibri Light" fo:font-size="12pt" style:font-size-asian="12pt" style:font-size-complex="12pt"/>
    </style:style>
    <style:style style:name="P12" style:parent-style-name="Standard" style:family="paragraph">
      <style:text-properties style:font-name="Calibri Light" style:font-name-complex="Calibri Light" fo:font-size="12pt" style:font-size-asian="12pt" style:font-size-complex="12pt"/>
    </style:style>
    <style:style style:name="P13" style:parent-style-name="Standard" style:family="paragraph">
      <style:text-properties style:font-name="Calibri Light" style:font-name-complex="Calibri Light" fo:font-size="12pt" style:font-size-asian="12pt" style:font-size-complex="12pt"/>
    </style:style>
    <style:style style:name="P14" style:parent-style-name="Standard" style:family="paragraph">
      <style:text-properties style:font-name="Calibri Light" style:font-name-complex="Calibri Light" fo:font-size="12pt" style:font-size-asian="12pt" style:font-size-complex="12pt"/>
    </style:style>
    <style:style style:name="P15" style:parent-style-name="Standard" style:family="paragraph">
      <style:text-properties style:font-name="Calibri Light" style:font-name-complex="Calibri Light" fo:font-size="12pt" style:font-size-asian="12pt" style:font-size-complex="12pt"/>
    </style:style>
    <style:style style:name="P16" style:parent-style-name="Standard" style:family="paragraph">
      <style:text-properties style:font-name="Calibri Light" style:font-name-complex="Calibri Light" fo:font-size="12pt" style:font-size-asian="12pt" style:font-size-complex="12pt"/>
    </style:style>
    <style:style style:name="P17" style:parent-style-name="Standard" style:family="paragraph">
      <style:text-properties style:font-name="Calibri Light" style:font-name-complex="Calibri Light" fo:font-size="12pt" style:font-size-asian="12pt" style:font-size-complex="12pt"/>
    </style:style>
    <style:style style:name="P18" style:parent-style-name="Standard" style:family="paragraph">
      <style:text-properties style:font-name="Calibri Light" style:font-name-complex="Calibri Light" fo:font-size="12pt" style:font-size-asian="12pt" style:font-size-complex="12pt"/>
    </style:style>
    <style:style style:name="T19" style:parent-style-name="Absatz-Standardschriftart" style:family="text">
      <style:text-properties style:font-name="Calibri Light" style:font-name-complex="Calibri Light" fo:font-size="12pt" style:font-size-asian="12pt" style:font-size-complex="12pt"/>
    </style:style>
    <style:style style:name="T20" style:parent-style-name="Absatz-Standardschriftart" style:family="text">
      <style:text-properties style:font-name="Calibri Light" style:font-name-complex="Calibri Light" fo:color="#000000" fo:font-size="12pt" style:font-size-asian="12pt" style:font-size-complex="12pt" fo:background-color="#FFFFFF"/>
    </style:style>
  </office:automatic-styles>
  <office:body>
    <office:text text:use-soft-page-breaks="true">
      <text:p text:style-name="P1">Die Abgabe ist leider nicht vollständige da wir auf Grund der versendeten Email den Abgabeschluss erst am 11.6 erwartet haben.</text:p>
      <text:p text:style-name="P2"/>
      <text:p text:style-name="P3">Aufgabe 2</text:p>
      <text:p text:style-name="P4"/>
      <text:p text:style-name="Standard"><text:span text:style-name="T5">b)<text:s/></text:span><text:span text:style-name="T6">Die maximal mögliche PWM-Frequenz hängt von mehreren Faktoren ab, z.B der ESP32-Taktfrequenz und dem gewählten PWM-Kanal. Im Allgemeinen kann der ESP32 PWM-Frequenzen im Bereich von mehreren Hertz bis zu mehreren zehn MHz erzeugen.</text:span></text:p>
      <text:p text:style-name="P7"/>
      <text:p text:style-name="P8">c)<text:s/>Um die PWM-Frequenz per Hand zu berechnen, muss man<text:s/>die gewünschte Abtastfrequenz (fs) sowie die gewünschte PWM-Periode (T) kennen.<text:s/>Die PWM-Frequenz (f_pwm) kann mit der folgenden Formel berechnet werden:<text:s/></text:p>
      <text:p text:style-name="P9">f_pwm = 1 / T</text:p>
      <text:p text:style-name="P10">Die tatsächliche PWM-Frequenz auch von der Hardwareimplementierung abhängen kann und dass die verfügbaren PWM-Frequenzen je nach Plattform variieren können.</text:p>
      <text:p text:style-name="P11">d) Der Controller erzeugt ein PWM-Signal, indem er den digitalen Ausgangspin periodisch auf High und Low schaltet. Der Controller steuert die Dauer des High- und Low-Zustands des Signals, um den gewünschten Arbeitszyklus zu erreichen. Die durchschnittliche Signalleistung oder -intensität kann durch Ändern des Arbeitszyklus angepasst werden. Mit dem ESP32-PWM-Generator kann man die Arbeitszykluswerte innerhalb eines bestimmten Bereichs anpassen, wodurch man das Ausgangssignal präzise steuern kann.</text:p>
      <text:p text:style-name="P12"/>
      <text:p text:style-name="P13">e)<text:s/>Werte in die Formel einsetzen:<text:s/>Basistaktteiler = fclk / (PWM-Frequenz * Auflösung)</text:p>
      <text:p text:style-name="P14"/>
      <text:p text:style-name="P15">Basistaktteiler = 80000000 / (1000 * 2^16)</text:p>
      <text:p text:style-name="P16">Basistaktteiler = 80000000 / 65536000</text:p>
      <text:p text:style-name="P17">Basistaktteiler ≈ 1.221</text:p>
      <text:p text:style-name="P18"/>
      <text:p text:style-name="Standard"><text:span text:style-name="T19">f)<text:s/></text:span><text:span text:style-name="T20">Die Implementierung von PWM in MicroPython kann je nach spezifischer Implementierung und unterstützten Funktionen des MicroPython-Frameworks variieren. Für detaillierte Informationen zur ESP32-PWM-Implementierung ist es wichtig, die MicroPython-spezifische Version und Dokumentation <text:s/>zu konsultieren. Die Anwendung kann Funktionen zur Bestimmung der PWM-Frequenz, des Tastverhältnisses und der Ausgangsspitze umfassen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ieta Di Maggio</meta:initial-creator>
    <dc:creator>Julieta Di Maggio</dc:creator>
    <meta:creation-date>2023-06-05T21:55:00Z</meta:creation-date>
    <dc:date>2023-06-05T21:55:00Z</dc:date>
    <meta:template xlink:href="Normal" xlink:type="simple"/>
    <meta:editing-cycles>2</meta:editing-cycles>
    <meta:editing-duration>PT0S</meta:editing-duration>
    <meta:document-statistic meta:page-count="1" meta:paragraph-count="3" meta:word-count="256" meta:character-count="1871" meta:row-count="13" meta:non-whitespace-character-count="1618"/>
  </office:meta>
</office:document-meta>
</file>